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P2" style:family="paragraph" style:parent-style-name="Standard">
      <loext:graphic-properties draw:fill="solid" draw:fill-color="#2b2b2b"/>
      <style:paragraph-properties fo:break-before="page" fo:background-color="#2b2b2b" fo:padding="0cm" fo:border="none" style:shadow="none"/>
    </style:style>
    <style:style style:name="T1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ffc66d" loext:opacity="100%" style:font-name="JetBrains Mono" fo:font-size="10pt" fo:font-style="italic" fo:font-weight="normal" style:font-size-asian="10pt" style:font-style-asian="italic" style:font-weight-asian="normal"/>
    </style:style>
    <style:style style:name="T5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9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 </text:span><text:span text:style-name="T2">'package:flutter/material.dart'</text:span><text:span text:style-name="T1">;</text:span><text:line-break/><text:line-break/><text:span text:style-name="T1">void </text:span><text:span text:style-name="T3">main</text:span><text:span text:style-name="T5">() {</text:span><text:line-break/><text:span text:style-name="T5"> <text:s/>runApp(</text:span><text:span text:style-name="T3">MyHome</text:span><text:span text:style-name="T5">())</text:span><text:span text:style-name="T1">;</text:span><text:line-break/><text:span text:style-name="T5">}</text:span><text:line-break/><text:line-break/><text:span text:style-name="T1">class </text:span><text:span text:style-name="T5">MyHome </text:span><text:span text:style-name="T1">extends </text:span><text:span text:style-name="T5">StatefulWidget {</text:span><text:line-break/><text:span text:style-name="T5"> <text:s/></text:span><text:span text:style-name="T1">const </text:span><text:span text:style-name="T5">MyHome({</text:span><text:span text:style-name="T1">super</text:span><text:span text:style-name="T5">.key})</text:span><text:span text:style-name="T1">;</text:span><text:line-break/><text:line-break/><text:span text:style-name="T1"> <text:s/></text:span><text:span text:style-name="T6">@override</text:span><text:line-break/><text:span text:style-name="T6"> <text:s/></text:span><text:span text:style-name="T5">State&lt;MyHome&gt; </text:span><text:span text:style-name="T3">createState</text:span><text:span text:style-name="T5">() =&gt; </text:span><text:span text:style-name="T3">_MyHomeState</text:span><text:span text:style-name="T5">()</text:span><text:span text:style-name="T1">;</text:span><text:line-break/><text:span text:style-name="T5">}</text:span><text:line-break/><text:line-break/><text:span text:style-name="T1">class </text:span><text:span text:style-name="T5">_MyHomeState </text:span><text:span text:style-name="T1">extends </text:span><text:span text:style-name="T5">State&lt;MyHome&gt; {</text:span><text:line-break/><text:span text:style-name="T5"> <text:s/></text:span><text:span text:style-name="T1">var </text:span><text:span text:style-name="T7">PersonName </text:span><text:span text:style-name="T5">= </text:span><text:span text:style-name="T3">TextEditingController</text:span><text:span text:style-name="T5">()</text:span><text:span text:style-name="T1">;</text:span><text:line-break/><text:span text:style-name="T1"> <text:s/></text:span><text:span text:style-name="T6">@override</text:span><text:line-break/><text:span text:style-name="T6"> <text:s/></text:span><text:span text:style-name="T5">Widget </text:span><text:span text:style-name="T3">build</text:span><text:span text:style-name="T5">(BuildContext context) {</text:span><text:line-break/><text:span text:style-name="T5"> <text:s text:c="3"/></text:span><text:span text:style-name="T1">return </text:span><text:span text:style-name="T3">MaterialApp</text:span><text:span text:style-name="T5">(</text:span><text:line-break/><text:span text:style-name="T5"> <text:s text:c="5"/>home: </text:span><text:span text:style-name="T3">Scaffold</text:span><text:span text:style-name="T5">(</text:span><text:line-break/><text:span text:style-name="T5"> <text:s text:c="7"/>appBar:</text:span><text:span text:style-name="T3">AppBar</text:span><text:span text:style-name="T5">(</text:span><text:line-break/><text:span text:style-name="T5"> <text:s text:c="9"/>title: </text:span><text:span text:style-name="T3">Text</text:span><text:span text:style-name="T5">(</text:span><text:span text:style-name="T2">"STATEFULL"</text:span><text:span text:style-name="T5">)</text:span><text:span text:style-name="T1">,</text:span><text:line-break/><text:span text:style-name="T1"> <text:s text:c="9"/></text:span><text:span text:style-name="T5">backgroundColor: Colors.</text:span><text:span text:style-name="T8">green</text:span><text:span text:style-name="T1">,</text:span><text:line-break/><text:span text:style-name="T1"> <text:s text:c="7"/></text:span><text:span text:style-name="T5">)</text:span><text:span text:style-name="T1">,</text:span><text:line-break/><text:span text:style-name="T1"> <text:s text:c="7"/></text:span><text:span text:style-name="T5">body:</text:span><text:span text:style-name="T3">Column</text:span><text:span text:style-name="T5">(</text:span><text:line-break/><text:span text:style-name="T5"> <text:s text:c="9"/>children: [</text:span><text:line-break/><text:span text:style-name="T5"> <text:s text:c="11"/></text:span><text:span text:style-name="T3">Container</text:span><text:span text:style-name="T5">(</text:span><text:line-break/><text:span text:style-name="T5"> <text:s text:c="13"/>child:</text:span><text:span text:style-name="T3">TextField</text:span><text:span text:style-name="T5">(controller:</text:span><text:span text:style-name="T7">PersonName</text:span><text:span text:style-name="T1">,</text:span><text:line-break/><text:span text:style-name="T1"> <text:s text:c="17"/></text:span><text:span text:style-name="T5">decoration: </text:span><text:span text:style-name="T3">InputDecoration</text:span><text:span text:style-name="T5">(</text:span><text:line-break/><text:span text:style-name="T5"> <text:s text:c="19"/>hintText: </text:span><text:span text:style-name="T2">"Enter Your E-mail: "</text:span><text:span text:style-name="T1">,</text:span><text:line-break/><text:span text:style-name="T1"> <text:s text:c="19"/></text:span><text:span text:style-name="T5">prefixIcon: </text:span><text:span text:style-name="T3">Icon</text:span><text:span text:style-name="T5">(Icons.</text:span><text:span text:style-name="T8">mail</text:span><text:span text:style-name="T5">)</text:span><text:span text:style-name="T1">,</text:span><text:span text:style-name="T5">)</text:span><text:line-break/><text:span text:style-name="T5"> <text:s text:c="13"/>)</text:span><text:span text:style-name="T1">,</text:span><text:line-break/><text:span text:style-name="T1"> <text:s text:c="11"/></text:span><text:span text:style-name="T5">)</text:span><text:span text:style-name="T1">,</text:span><text:line-break/><text:span text:style-name="T1"> <text:s text:c="11"/></text:span><text:span text:style-name="T3">ElevatedButton</text:span><text:span text:style-name="T5">(onPressed: (){String mail = </text:span><text:span text:style-name="T7">PersonName</text:span><text:span text:style-name="T5">.</text:span><text:span text:style-name="T7">text</text:span><text:span text:style-name="T5">.toUpperCase()</text:span><text:span text:style-name="T1">; </text:span><text:span text:style-name="T5">print(mail)</text:span><text:span text:style-name="T1">;</text:span><text:span text:style-name="T5">}</text:span><text:span text:style-name="T1">, </text:span><text:span text:style-name="T5">child:</text:span><text:span text:style-name="T3">Icon</text:span><text:span text:style-name="T5">(Icons.</text:span><text:span text:style-name="T8">mail_lock</text:span><text:span text:style-name="T5">))</text:span><text:line-break/><text:span text:style-name="T5"> <text:s text:c="9"/>]</text:span><text:span text:style-name="T1">,</text:span><text:line-break/><text:span text:style-name="T1"> <text:s text:c="7"/></text:span><text:span text:style-name="T5">)</text:span><text:span text:style-name="T1">,</text:span><text:line-break/><text:span text:style-name="T1"> <text:s text:c="7"/></text:span><text:span text:style-name="T5">floatingActionButton: </text:span><text:span text:style-name="T3">FloatingActionButton</text:span><text:span text:style-name="T5">(onPressed: () {}</text:span><text:span text:style-name="T1">,</text:span><text:span text:style-name="T5">child: </text:span><text:span text:style-name="T3">Icon</text:span><text:span text:style-name="T5">(Icons.</text:span><text:span text:style-name="T8">add</text:span><text:span text:style-name="T5">)</text:span><text:span text:style-name="T1">,</text:span><text:span text:style-name="T5">backgroundColor: Colors.</text:span><text:span text:style-name="T8">grey</text:span><text:span text:style-name="T1">,</text:span><text:span text:style-name="T5">)</text:span><text:span text:style-name="T1">,</text:span><text:line-break/><text:span text:style-name="T1"> <text:s text:c="5"/></text:span><text:span text:style-name="T5">)</text:span><text:span text:style-name="T1">,</text:span><text:line-break/><text:span text:style-name="T1"> <text:s text:c="3"/></text:span><text:span text:style-name="T5">)</text:span><text:span text:style-name="T1">;</text:span><text:line-break/><text:line-break/><text:span text:style-name="T1"> <text:s/></text:span><text:span text:style-name="T5">}</text:span><text:line-break/><text:span text:style-name="T5">}</text:span><text:line-break/></text:p>
      <text:p text:style-name="Standard"/>
      <text:p text:style-name="P2"><text:span text:style-name="T1">import </text:span><text:span text:style-name="T2">'package:flutter/material.dart'</text:span><text:span text:style-name="T1">;</text:span><text:line-break/><text:line-break/><text:span text:style-name="T1">void </text:span><text:span text:style-name="T3">main</text:span><text:span text:style-name="T5">() {</text:span><text:line-break/><text:line-break/><text:span text:style-name="T5"> <text:s/>runApp(</text:span><text:span text:style-name="T3">Myhome</text:span><text:span text:style-name="T5">())</text:span><text:span text:style-name="T1">;</text:span><text:line-break/><text:line-break/><text:line-break/><text:span text:style-name="T5">}</text:span><text:line-break/><text:span text:style-name="T1">class </text:span><text:span text:style-name="T5">Myhome </text:span><text:span text:style-name="T1">extends </text:span><text:span text:style-name="T5">StatelessWidget {</text:span><text:line-break/><text:span text:style-name="T5"> <text:s/></text:span><text:span text:style-name="T1">const </text:span><text:span text:style-name="T5">Myhome({</text:span><text:span text:style-name="T1">super</text:span><text:span text:style-name="T5">.key})</text:span><text:span text:style-name="T1">;</text:span><text:line-break/><text:line-break/><text:span text:style-name="T1"> <text:s/></text:span><text:span text:style-name="T6">@override</text:span><text:line-break/><text:span text:style-name="T6"> <text:s/></text:span><text:span text:style-name="T5">Widget </text:span><text:span text:style-name="T3">build</text:span><text:span text:style-name="T5">(BuildContext context) {</text:span><text:line-break/><text:span text:style-name="T5"> <text:s text:c="3"/></text:span><text:span text:style-name="T1">return </text:span><text:span text:style-name="T3">MaterialApp</text:span><text:span text:style-name="T5">(</text:span><text:line-break/><text:span text:style-name="T5"> <text:s text:c="5"/>debugShowCheckedModeBanner: </text:span><text:span text:style-name="T1">false,</text:span><text:line-break/><text:span text:style-name="T1"> <text:s text:c="5"/></text:span><text:span text:style-name="T5">home: </text:span><text:span text:style-name="T3">Scaffold</text:span><text:span text:style-name="T5">(</text:span><text:line-break/><text:span text:style-name="T5"> <text:s text:c="7"/>appBar: </text:span><text:span text:style-name="T3">AppBar</text:span><text:span text:style-name="T5">(</text:span><text:line-break/><text:span text:style-name="T5"> <text:s text:c="9"/>backgroundColor: Colors.</text:span><text:span text:style-name="T8">pink</text:span><text:span text:style-name="T1">,</text:span><text:line-break/><text:span text:style-name="T1"> <text:s text:c="9"/></text:span><text:span text:style-name="T5">title: </text:span><text:span text:style-name="T3">Text</text:span><text:span text:style-name="T5">(</text:span><text:span text:style-name="T2">"MedAlert"</text:span><text:span text:style-name="T1">, </text:span><text:span text:style-name="T5">style:</text:span><text:span text:style-name="T3">TextStyle</text:span><text:span text:style-name="T5">(fontSize: </text:span><text:span text:style-name="T9">30</text:span><text:span text:style-name="T1">,</text:span><text:span text:style-name="T5">fontWeight: FontWeight.</text:span><text:span text:style-name="T8">bold</text:span><text:span text:style-name="T5">)</text:span><text:span text:style-name="T1">,</text:span><text:span text:style-name="T5">)</text:span><text:span text:style-name="T1">,</text:span><text:line-break/><text:span text:style-name="T1"> <text:s text:c="7"/></text:span><text:span text:style-name="T5">)</text:span><text:span text:style-name="T1">,</text:span><text:line-break/><text:span text:style-name="T1"> <text:s text:c="7"/></text:span><text:span text:style-name="T10">// body:Center(child: Text("Yesha", style: TextStyle(fontWeight: FontWeight.w900,fontSize: 30),),)</text:span><text:line-break/><text:line-break/><text:span text:style-name="T10"> <text:s text:c="7"/>// body: ElevatedButton(onPressed: () {print("Yesha selected");}, child: Text("Yesha")</text:span><text:line-break/><text:span text:style-name="T10"> <text:s text:c="7"/>// ),</text:span><text:line-break/><text:span text:style-name="T10"> <text:s text:c="7"/>// TextButton(onPressed: () {}, child: Icon(Icons.add_a_photo)),</text:span><text:line-break/><text:span text:style-name="T10"> <text:s text:c="7"/>// FloatingActionButton(onPressed: (){}, child: Icon(Icons.add),),</text:span><text:line-break/><text:span text:style-name="T10"> <text:s text:c="7"/></text:span><text:span text:style-name="T5">body: </text:span><text:span text:style-name="T3">Row</text:span><text:span text:style-name="T5">(</text:span><text:line-break/><text:span text:style-name="T5"> <text:s text:c="9"/>children: [</text:span><text:line-break/><text:span text:style-name="T5"> <text:s text:c="11"/></text:span><text:span text:style-name="T3">Container</text:span><text:span text:style-name="T5">(</text:span><text:line-break/><text:span text:style-name="T5"> <text:s text:c="13"/>color: Colors.</text:span><text:span text:style-name="T8">blueGrey</text:span><text:span text:style-name="T1">,</text:span><text:line-break/><text:line-break/><text:span text:style-name="T1"> <text:s text:c="13"/></text:span><text:span text:style-name="T5">height: </text:span><text:span text:style-name="T9">150</text:span><text:span text:style-name="T1">,</text:span><text:line-break/><text:span text:style-name="T1"> <text:s text:c="13"/></text:span><text:span text:style-name="T5">margin: </text:span><text:span text:style-name="T3">EdgeInsets</text:span><text:span text:style-name="T5">.</text:span><text:span text:style-name="T3">all</text:span><text:span text:style-name="T5">(</text:span><text:span text:style-name="T9">50</text:span><text:span text:style-name="T5">)</text:span><text:span text:style-name="T1">,</text:span><text:line-break/><text:span text:style-name="T1"> <text:s text:c="13"/></text:span><text:span text:style-name="T5">child: </text:span><text:span text:style-name="T3">Image</text:span><text:span text:style-name="T5">(image:</text:span><text:span text:style-name="T3">AssetImage</text:span><text:span text:style-name="T5">(</text:span><text:span text:style-name="T2">"assets/1.jpg"</text:span><text:span text:style-name="T5">))</text:span><text:span text:style-name="T1">,</text:span><text:line-break/><text:line-break/><text:span text:style-name="T1"> <text:s text:c="11"/></text:span><text:span text:style-name="T5">)</text:span><text:span text:style-name="T1">,</text:span><text:line-break/><text:span text:style-name="T1"> <text:s text:c="11"/></text:span><text:span text:style-name="T3">Column</text:span><text:span text:style-name="T5">(</text:span><text:line-break/><text:span text:style-name="T5"> <text:s text:c="13"/>children: [</text:span><text:line-break/><text:span text:style-name="T5"> <text:s text:c="15"/></text:span><text:span text:style-name="T3">Expanded</text:span><text:span text:style-name="T5">(child:</text:span><text:span text:style-name="T3">Container</text:span><text:span text:style-name="T5">(</text:span><text:line-break/><text:span text:style-name="T5"> <text:s text:c="17"/>color: Colors.</text:span><text:span text:style-name="T8">blueAccent</text:span><text:span text:style-name="T1">,</text:span><text:line-break/><text:span text:style-name="T1"> <text:s text:c="17"/></text:span><text:span text:style-name="T5">width: </text:span><text:span text:style-name="T9">300</text:span><text:span text:style-name="T1">,</text:span><text:line-break/><text:span text:style-name="T1"> <text:s text:c="17"/></text:span><text:span text:style-name="T5">height: </text:span><text:span text:style-name="T9">50</text:span><text:span text:style-name="T1">,</text:span><text:line-break/><text:span text:style-name="T1"> <text:s text:c="17"/></text:span><text:span text:style-name="T5">margin: </text:span><text:span text:style-name="T3">EdgeInsets</text:span><text:span text:style-name="T5">.</text:span><text:span text:style-name="T3">all</text:span><text:span text:style-name="T5">(</text:span><text:span text:style-name="T9">50</text:span><text:span text:style-name="T5">)</text:span><text:span text:style-name="T1">,</text:span><text:line-break/><text:span text:style-name="T1"> <text:s text:c="17"/></text:span><text:span text:style-name="T5">padding: </text:span><text:span text:style-name="T3">EdgeInsets</text:span><text:span text:style-name="T5">.</text:span><text:span text:style-name="T3">all</text:span><text:span text:style-name="T5">(</text:span><text:span text:style-name="T9">20</text:span><text:span text:style-name="T5">)</text:span><text:span text:style-name="T1">,</text:span><text:line-break/><text:span text:style-name="T1"> <text:s text:c="17"/></text:span><text:span text:style-name="T5">child: </text:span><text:span text:style-name="T3">Text</text:span><text:span text:style-name="T5">(</text:span><text:span text:style-name="T2">"Yesha"</text:span><text:span text:style-name="T1">,</text:span><text:span text:style-name="T5">style: </text:span><text:span text:style-name="T3">TextStyle</text:span><text:span text:style-name="T5">(fontSize: </text:span><text:span text:style-name="T9">50</text:span><text:span text:style-name="T5">)</text:span><text:span text:style-name="T1">,</text:span><text:span text:style-name="T5">)</text:span><text:span text:style-name="T1">,</text:span><text:line-break/><text:span text:style-name="T1"> <text:s text:c="15"/></text:span><text:span text:style-name="T5">)</text:span><text:span text:style-name="T1">,</text:span><text:line-break/><text:span text:style-name="T1"> <text:s text:c="15"/></text:span><text:span text:style-name="T5">)</text:span><text:span text:style-name="T1">,</text:span><text:line-break/><text:line-break/><text:span text:style-name="T1"> <text:s text:c="15"/></text:span><text:span text:style-name="T3">Expanded</text:span><text:span text:style-name="T5">(child:</text:span><text:span text:style-name="T3">Container</text:span><text:span text:style-name="T5">(</text:span><text:line-break/><text:span text:style-name="T5"> <text:s text:c="17"/>color: Colors.</text:span><text:span text:style-name="T8">blueAccent</text:span><text:span text:style-name="T1">,</text:span><text:line-break/><text:span text:style-name="T1"> <text:s text:c="17"/></text:span><text:span text:style-name="T5">width: </text:span><text:span text:style-name="T9">300</text:span><text:span text:style-name="T1">,</text:span><text:line-break/><text:span text:style-name="T1"> <text:s text:c="17"/></text:span><text:span text:style-name="T5">height: </text:span><text:span text:style-name="T9">50</text:span><text:span text:style-name="T1">,</text:span><text:line-break/><text:span text:style-name="T1"> <text:s text:c="17"/></text:span><text:span text:style-name="T5">padding: </text:span><text:span text:style-name="T3">EdgeInsets</text:span><text:span text:style-name="T5">.</text:span><text:span text:style-name="T3">all</text:span><text:span text:style-name="T5">(</text:span><text:span text:style-name="T9">20</text:span><text:span text:style-name="T5">)</text:span><text:span text:style-name="T1">,</text:span><text:line-break/><text:span text:style-name="T1"> <text:s text:c="17"/></text:span><text:span text:style-name="T5">margin: </text:span><text:span text:style-name="T3">EdgeInsets</text:span><text:span text:style-name="T5">.</text:span><text:span text:style-name="T3">all</text:span><text:span text:style-name="T5">(</text:span><text:span text:style-name="T9">50</text:span><text:span text:style-name="T5">)</text:span><text:span text:style-name="T1">,</text:span><text:line-break/><text:span text:style-name="T1"> <text:s text:c="17"/></text:span><text:span text:style-name="T5">child: </text:span><text:span text:style-name="T3">Text</text:span><text:span text:style-name="T5">(</text:span><text:span text:style-name="T2">"DivA"</text:span><text:span text:style-name="T1">,</text:span><text:span text:style-name="T5">style: </text:span><text:span text:style-name="T3">TextStyle</text:span><text:span text:style-name="T5">(fontSize: </text:span><text:span text:style-name="T9">50</text:span><text:span text:style-name="T5">)</text:span><text:span text:style-name="T1">,</text:span><text:span text:style-name="T5">)</text:span><text:span text:style-name="T1">,</text:span><text:line-break/><text:span text:style-name="T1"> <text:s text:c="15"/></text:span><text:span text:style-name="T5">)</text:span><text:span text:style-name="T1">,</text:span><text:line-break/><text:line-break/><text:span text:style-name="T1"> <text:s text:c="15"/></text:span><text:span text:style-name="T5">)</text:span><text:span text:style-name="T1">,</text:span><text:line-break/><text:line-break/><text:soft-page-break/><text:span text:style-name="T1"> <text:s text:c="15"/></text:span><text:span text:style-name="T3">Expanded</text:span><text:span text:style-name="T5">(child:</text:span><text:span text:style-name="T3">Container</text:span><text:span text:style-name="T5">(</text:span><text:line-break/><text:span text:style-name="T5"> <text:s text:c="17"/>color: Colors.</text:span><text:span text:style-name="T8">blueAccent</text:span><text:span text:style-name="T1">,</text:span><text:line-break/><text:span text:style-name="T1"> <text:s text:c="17"/></text:span><text:span text:style-name="T5">width: </text:span><text:span text:style-name="T9">300</text:span><text:span text:style-name="T1">,</text:span><text:line-break/><text:span text:style-name="T1"> <text:s text:c="17"/></text:span><text:span text:style-name="T5">height: </text:span><text:span text:style-name="T9">50</text:span><text:span text:style-name="T1">,</text:span><text:line-break/><text:span text:style-name="T1"> <text:s text:c="17"/></text:span><text:span text:style-name="T5">margin: </text:span><text:span text:style-name="T3">EdgeInsets</text:span><text:span text:style-name="T5">.</text:span><text:span text:style-name="T3">all</text:span><text:span text:style-name="T5">(</text:span><text:span text:style-name="T9">50</text:span><text:span text:style-name="T5">)</text:span><text:span text:style-name="T1">,</text:span><text:line-break/><text:span text:style-name="T1"> <text:s text:c="17"/></text:span><text:span text:style-name="T5">padding: </text:span><text:span text:style-name="T3">EdgeInsets</text:span><text:span text:style-name="T5">.</text:span><text:span text:style-name="T3">all</text:span><text:span text:style-name="T5">(</text:span><text:span text:style-name="T9">20</text:span><text:span text:style-name="T5">)</text:span><text:span text:style-name="T1">,</text:span><text:line-break/><text:span text:style-name="T1"> <text:s text:c="17"/></text:span><text:span text:style-name="T5">child: </text:span><text:span text:style-name="T3">Text</text:span><text:span text:style-name="T5">(</text:span><text:span text:style-name="T2">"MSCIT"</text:span><text:span text:style-name="T1">,</text:span><text:span text:style-name="T5">style: </text:span><text:span text:style-name="T3">TextStyle</text:span><text:span text:style-name="T5">(fontSize: </text:span><text:span text:style-name="T9">50</text:span><text:span text:style-name="T5">)</text:span><text:span text:style-name="T1">,</text:span><text:span text:style-name="T5">)</text:span><text:span text:style-name="T1">,</text:span><text:line-break/><text:span text:style-name="T1"> <text:s text:c="15"/></text:span><text:span text:style-name="T5">)</text:span><text:span text:style-name="T1">,</text:span><text:line-break/><text:span text:style-name="T1"> <text:s text:c="15"/></text:span><text:span text:style-name="T5">)</text:span><text:span text:style-name="T1">,</text:span><text:line-break/><text:span text:style-name="T1"> <text:s text:c="13"/></text:span><text:span text:style-name="T5">]</text:span><text:span text:style-name="T1">,</text:span><text:line-break/><text:span text:style-name="T1"> <text:s text:c="11"/></text:span><text:span text:style-name="T5">)</text:span><text:span text:style-name="T1">,</text:span><text:line-break/><text:span text:style-name="T1"> <text:s text:c="9"/></text:span><text:span text:style-name="T5">]</text:span><text:span text:style-name="T1">,</text:span><text:line-break/><text:span text:style-name="T1"> <text:s text:c="7"/></text:span><text:span text:style-name="T5">)</text:span><text:span text:style-name="T1">,</text:span><text:line-break/><text:line-break/><text:line-break/><text:line-break/><text:line-break/><text:line-break/><text:span text:style-name="T1"> <text:s text:c="7"/></text:span><text:span text:style-name="T5">floatingActionButton: </text:span><text:span text:style-name="T3">FloatingActionButton</text:span><text:span text:style-name="T5">(onPressed: (){}</text:span><text:span text:style-name="T1">,</text:span><text:span text:style-name="T5">child: </text:span><text:span text:style-name="T3">Icon</text:span><text:span text:style-name="T5">(Icons.</text:span><text:span text:style-name="T8">add</text:span><text:span text:style-name="T5">)</text:span><text:span text:style-name="T1">,</text:span><text:span text:style-name="T5">backgroundColor: Colors.</text:span><text:span text:style-name="T8">pink</text:span><text:span text:style-name="T1">,</text:span><text:span text:style-name="T5">)</text:span><text:span text:style-name="T1">,</text:span><text:line-break/><text:line-break/><text:span text:style-name="T1"> <text:s text:c="5"/></text:span><text:span text:style-name="T5">)</text:span><text:span text:style-name="T1">,</text:span><text:line-break/><text:span text:style-name="T1"> <text:s text:c="3"/></text:span><text:span text:style-name="T5">)</text:span><text:span text:style-name="T1">;</text:span><text:line-break/><text:line-break/><text:line-break/><text:span text:style-name="T1"> <text:s/></text:span><text:span text:style-name="T5">}</text:span><text:line-break/><text:span text:style-name="T5">}</text:span><text:line-break/><text:line-break/><text:line-break/><text:line-break/><text:line-break/></text:p>
      <text:p text:style-name="Standard"/>
      <text:p text:style-name="P2"><text:span text:style-name="T1">import </text:span><text:span text:style-name="T2">'package:flutter/material.dart'</text:span><text:span text:style-name="T1">;</text:span><text:line-break/><text:line-break/><text:span text:style-name="T1">void </text:span><text:span text:style-name="T3">main</text:span><text:span text:style-name="T5">() {</text:span><text:line-break/><text:span text:style-name="T5"> <text:s/>runApp(</text:span><text:span text:style-name="T3">MyHome</text:span><text:span text:style-name="T5">())</text:span><text:span text:style-name="T1">;</text:span><text:line-break/><text:span text:style-name="T5">}</text:span><text:line-break/><text:line-break/><text:span text:style-name="T1">class </text:span><text:span text:style-name="T5">MyHome </text:span><text:span text:style-name="T1">extends </text:span><text:span text:style-name="T5">StatefulWidget {</text:span><text:line-break/><text:span text:style-name="T5"> <text:s/></text:span><text:span text:style-name="T1">const </text:span><text:span text:style-name="T5">MyHome({</text:span><text:span text:style-name="T1">super</text:span><text:span text:style-name="T5">.key})</text:span><text:span text:style-name="T1">;</text:span><text:line-break/><text:line-break/><text:span text:style-name="T1"> <text:s/></text:span><text:span text:style-name="T6">@override</text:span><text:line-break/><text:span text:style-name="T6"> <text:s/></text:span><text:span text:style-name="T5">State&lt;MyHome&gt; </text:span><text:span text:style-name="T3">createState</text:span><text:span text:style-name="T5">() =&gt; </text:span><text:span text:style-name="T3">_MyHomeState</text:span><text:span text:style-name="T5">()</text:span><text:span text:style-name="T1">;</text:span><text:line-break/><text:span text:style-name="T5">}</text:span><text:line-break/><text:line-break/><text:span text:style-name="T1">class </text:span><text:span text:style-name="T5">_MyHomeState </text:span><text:span text:style-name="T1">extends </text:span><text:span text:style-name="T5">State&lt;MyHome&gt; {</text:span><text:line-break/><text:span text:style-name="T5"> <text:s/></text:span><text:span text:style-name="T1">var </text:span><text:span text:style-name="T7">Num1 </text:span><text:span text:style-name="T5">= </text:span><text:span text:style-name="T3">TextEditingController</text:span><text:span text:style-name="T5">()</text:span><text:span text:style-name="T1">;</text:span><text:line-break/><text:span text:style-name="T1"> <text:s/>var </text:span><text:span text:style-name="T7">Num2 </text:span><text:span text:style-name="T5">= </text:span><text:span text:style-name="T3">TextEditingController</text:span><text:span text:style-name="T5">()</text:span><text:span text:style-name="T1">;</text:span><text:line-break/><text:span text:style-name="T1"> <text:s/></text:span><text:span text:style-name="T6">@override</text:span><text:line-break/><text:span text:style-name="T6"> <text:s/></text:span><text:span text:style-name="T5">Widget </text:span><text:span text:style-name="T3">build</text:span><text:span text:style-name="T5">(BuildContext context) {</text:span><text:line-break/><text:span text:style-name="T5"> <text:s text:c="3"/></text:span><text:span text:style-name="T1">return </text:span><text:span text:style-name="T3">MaterialApp</text:span><text:span text:style-name="T5">(</text:span><text:line-break/><text:span text:style-name="T5"> <text:s text:c="5"/>debugShowCheckedModeBanner: </text:span><text:span text:style-name="T1">false,</text:span><text:line-break/><text:span text:style-name="T1"> <text:s text:c="5"/></text:span><text:span text:style-name="T5">home:</text:span><text:span text:style-name="T3">Scaffold</text:span><text:span text:style-name="T5">(</text:span><text:line-break/><text:span text:style-name="T5"> <text:s text:c="7"/>appBar: </text:span><text:span text:style-name="T3">AppBar</text:span><text:span text:style-name="T5">(</text:span><text:line-break/><text:span text:style-name="T5"> <text:s text:c="9"/>title: </text:span><text:span text:style-name="T3">Text</text:span><text:span text:style-name="T5">(</text:span><text:span text:style-name="T2">"Calculator"</text:span><text:span text:style-name="T1">,</text:span><text:span text:style-name="T5">style: </text:span><text:span text:style-name="T3">TextStyle</text:span><text:span text:style-name="T5">(fontSize: </text:span><text:span text:style-name="T9">20</text:span><text:span text:style-name="T1">,</text:span><text:span text:style-name="T5">color: Colors.</text:span><text:span text:style-name="T8">black87</text:span><text:span text:style-name="T5">)</text:span><text:span text:style-name="T1">,</text:span><text:span text:style-name="T5">)</text:span><text:span text:style-name="T1">,</text:span><text:line-break/><text:span text:style-name="T1"> <text:s text:c="9"/></text:span><text:span text:style-name="T5">backgroundColor: Colors.</text:span><text:span text:style-name="T8">orange</text:span><text:span text:style-name="T1">,</text:span><text:line-break/><text:line-break/><text:span text:style-name="T1"> <text:s text:c="7"/></text:span><text:span text:style-name="T5">)</text:span><text:span text:style-name="T1">,</text:span><text:line-break/><text:line-break/><text:span text:style-name="T1"> <text:s text:c="7"/></text:span><text:span text:style-name="T5">body:</text:span><text:span text:style-name="T3">Column</text:span><text:span text:style-name="T5">(</text:span><text:line-break/><text:span text:style-name="T5"> <text:s text:c="9"/>children: [</text:span><text:line-break/><text:span text:style-name="T5"> <text:s text:c="11"/></text:span><text:span text:style-name="T3">Container</text:span><text:span text:style-name="T5">(</text:span><text:line-break/><text:span text:style-name="T5"> <text:s text:c="13"/>child: </text:span><text:span text:style-name="T3">TextField</text:span><text:span text:style-name="T5">(controller: </text:span><text:span text:style-name="T7">Num1</text:span><text:span text:style-name="T1">,</text:span><text:span text:style-name="T5">decoration: </text:span><text:span text:style-name="T3">InputDecoration</text:span><text:span text:style-name="T5">(hintText: </text:span><text:span text:style-name="T2">"Enter num1:- "</text:span><text:span text:style-name="T1">,</text:span><text:span text:style-name="T5">prefixIcon: </text:span><text:span text:style-name="T3">Icon</text:span><text:span text:style-name="T5">(Icons.</text:span><text:span text:style-name="T8">numbers</text:span><text:span text:style-name="T5">)</text:span><text:span text:style-name="T1">,</text:span><text:span text:style-name="T5">)</text:span><text:span text:style-name="T1">,</text:span><text:line-break/><text:span text:style-name="T1"> <text:s text:c="13"/></text:span><text:span text:style-name="T5">)</text:span><text:span text:style-name="T1">,</text:span><text:line-break/><text:span text:style-name="T1"> <text:s text:c="11"/></text:span><text:span text:style-name="T5">)</text:span><text:span text:style-name="T1">,</text:span><text:line-break/><text:line-break/><text:span text:style-name="T1"> <text:s text:c="11"/></text:span><text:span text:style-name="T3">Container</text:span><text:span text:style-name="T5">(</text:span><text:line-break/><text:span text:style-name="T5"> <text:s text:c="13"/>child: </text:span><text:span text:style-name="T3">TextField</text:span><text:span text:style-name="T5">(controller: </text:span><text:span text:style-name="T7">Num2</text:span><text:span text:style-name="T1">,</text:span><text:span text:style-name="T5">decoration: </text:span><text:span text:style-name="T3">InputDecoration</text:span><text:span text:style-name="T5">(hintText: </text:span><text:span text:style-name="T2">"Enter num2:- "</text:span><text:span text:style-name="T1">,</text:span><text:span text:style-name="T5">prefixIcon: </text:span><text:span text:style-name="T3">Icon</text:span><text:span text:style-name="T5">(Icons.</text:span><text:span text:style-name="T8">numbers</text:span><text:span text:style-name="T5">)</text:span><text:span text:style-name="T1">,</text:span><text:span text:style-name="T5">)</text:span><text:span text:style-name="T1">,</text:span><text:line-break/><text:span text:style-name="T1"> <text:s text:c="13"/></text:span><text:span text:style-name="T5">)</text:span><text:span text:style-name="T1">,</text:span><text:line-break/><text:span text:style-name="T1"> <text:s text:c="11"/></text:span><text:span text:style-name="T5">)</text:span><text:span text:style-name="T1">,</text:span><text:line-break/><text:span text:style-name="T1"> <text:s text:c="11"/></text:span><text:span text:style-name="T3">Container</text:span><text:span text:style-name="T5">(</text:span><text:line-break/><text:span text:style-name="T5"> <text:s text:c="13"/>child: </text:span><text:span text:style-name="T3">ElevatedButton</text:span><text:span text:style-name="T5">.</text:span><text:span text:style-name="T3">icon</text:span><text:span text:style-name="T5">(onPressed: (){</text:span><text:line-break/><text:span text:style-name="T5"> <text:s text:c="15"/>int n1 = int.</text:span><text:span text:style-name="T4">parse</text:span><text:span text:style-name="T5">(</text:span><text:span text:style-name="T7">Num1</text:span><text:span text:style-name="T5">.</text:span><text:span text:style-name="T7">text</text:span><text:span text:style-name="T5">)</text:span><text:span text:style-name="T1">;</text:span><text:line-break/><text:span text:style-name="T1"> <text:s text:c="15"/></text:span><text:span text:style-name="T5">int n2 = int.</text:span><text:span text:style-name="T4">parse</text:span><text:span text:style-name="T5">(</text:span><text:span text:style-name="T7">Num2</text:span><text:span text:style-name="T5">.</text:span><text:span text:style-name="T7">text</text:span><text:span text:style-name="T5">)</text:span><text:span text:style-name="T1">;</text:span><text:line-break/><text:span text:style-name="T1"> <text:s text:c="15"/></text:span><text:span text:style-name="T10">// var n3=n1+n2;</text:span><text:line-break/><text:span text:style-name="T10"> <text:s text:c="15"/></text:span><text:span text:style-name="T5">print(n1+n2)</text:span><text:span text:style-name="T1">;</text:span><text:line-break/><text:span text:style-name="T1"> <text:s text:c="13"/></text:span><text:span text:style-name="T5">}</text:span><text:span text:style-name="T1">, </text:span><text:span text:style-name="T5">icon: </text:span><text:span text:style-name="T3">Icon</text:span><text:span text:style-name="T5">(Icons.</text:span><text:span text:style-name="T8">add</text:span><text:span text:style-name="T5">)</text:span><text:span text:style-name="T1">,</text:span><text:span text:style-name="T5">label: </text:span><text:span text:style-name="T3">Text</text:span><text:span text:style-name="T5">(</text:span><text:span text:style-name="T2">"Add"</text:span><text:span text:style-name="T5">)</text:span><text:span text:style-name="T1">,</text:span><text:span text:style-name="T5">)</text:span><text:span text:style-name="T1">,</text:span><text:line-break/><text:line-break/><text:span text:style-name="T1"> <text:s text:c="11"/></text:span><text:span text:style-name="T5">)</text:span><text:line-break/><text:span text:style-name="T5"> <text:s text:c="9"/>]</text:span><text:span text:style-name="T1">,</text:span><text:line-break/><text:span text:style-name="T1"> <text:s text:c="7"/></text:span><text:span text:style-name="T5">)</text:span><text:span text:style-name="T1">,</text:span><text:line-break/><text:line-break/><text:span text:style-name="T1"> <text:s text:c="5"/></text:span><text:span text:style-name="T5">)</text:span><text:span text:style-name="T1">,</text:span><text:line-break/><text:span text:style-name="T1"> <text:s text:c="3"/></text:span><text:span text:style-name="T5">)</text:span><text:span text:style-name="T1">;</text:span><text:line-break/><text:span text:style-name="T1"> <text:s/></text:span><text:span text:style-name="T5">}</text:span><text:line-break/><text:span text:style-name="T5">}</text:span><text:lin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1:24:06.864724006</meta:creation-date>
    <dc:date>2024-02-20T12:02:55.490210605</dc:date>
    <meta:editing-duration>PT38M4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3" meta:word-count="328" meta:character-count="4909" meta:non-whitespace-character-count="3214"/>
  </office:meta>
</office:document-meta>
</file>